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style:font-face style:name="Mangal1" svg:font-family="Mangal"/>
    <style:font-face style:name="OpenSymbol" svg:font-family="OpenSymbol"/>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20.108cm" table:align="margins"/>
    </style:style>
    <style:style style:name="Table1.A" style:family="table-column">
      <style:table-column-properties style:column-width="1.64cm" style:rel-column-width="5346*"/>
    </style:style>
    <style:style style:name="Table1.B" style:family="table-column">
      <style:table-column-properties style:column-width="4.105cm" style:rel-column-width="13377*"/>
    </style:style>
    <style:style style:name="Table1.C" style:family="table-column">
      <style:table-column-properties style:column-width="2.872cm" style:rel-column-width="9358*"/>
    </style:style>
    <style:style style:name="Table1.D" style:family="table-column">
      <style:table-column-properties style:column-width="2.873cm" style:rel-column-width="9364*"/>
    </style:style>
    <style:style style:name="Table1.G" style:family="table-column">
      <style:table-column-properties style:column-width="2.875cm" style:rel-column-width="9368*"/>
    </style:style>
    <style:style style:name="Table1.A1" style:family="table-cell">
      <style:table-cell-properties fo:padding="0.097cm" fo:border-left="0.002cm solid #000000" fo:border-right="none" fo:border-top="0.002cm solid #000000" fo:border-bottom="0.002cm solid #000000"/>
    </style:style>
    <style:style style:name="Table1.G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G2" style:family="table-cell">
      <style:table-cell-properties fo:padding="0.097cm" fo:border-left="0.002cm solid #000000" fo:border-right="0.002cm solid #000000" fo:border-top="none" fo:border-bottom="0.002cm solid #000000"/>
    </style:style>
    <style:style style:name="Table2" style:family="table">
      <style:table-properties style:width="20.108cm" table:align="margins"/>
    </style:style>
    <style:style style:name="Table2.A" style:family="table-column">
      <style:table-column-properties style:column-width="3.226cm" style:rel-column-width="1829*"/>
    </style:style>
    <style:style style:name="Table2.B" style:family="table-column">
      <style:table-column-properties style:column-width="9.342cm" style:rel-column-width="5296*"/>
    </style:style>
    <style:style style:name="Table2.C" style:family="table-column">
      <style:table-column-properties style:column-width="7.541cm" style:rel-column-width="4275*"/>
    </style:style>
    <style:style style:name="Table2.A1" style:family="table-cell">
      <style:table-cell-properties fo:padding="0.097cm" fo:border-left="0.002cm solid #000000" fo:border-right="none" fo:border-top="0.002cm solid #000000" fo:border-bottom="0.002cm solid #000000"/>
    </style:style>
    <style:style style:name="Table2.C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C2" style:family="table-cell">
      <style:table-cell-properties fo:padding="0.097cm" fo:border-left="0.002cm solid #000000" fo:border-right="0.002cm solid #000000" fo:border-top="none" fo:border-bottom="0.002cm solid #000000"/>
    </style:style>
    <style:style style:name="Table3" style:family="table">
      <style:table-properties style:width="20.108cm" table:align="margins"/>
    </style:style>
    <style:style style:name="Table3.A" style:family="table-column">
      <style:table-column-properties style:column-width="3.327cm" style:rel-column-width="1886*"/>
    </style:style>
    <style:style style:name="Table3.B" style:family="table-column">
      <style:table-column-properties style:column-width="7.837cm" style:rel-column-width="4443*"/>
    </style:style>
    <style:style style:name="Table3.C" style:family="table-column">
      <style:table-column-properties style:column-width="4.099cm" style:rel-column-width="2324*"/>
    </style:style>
    <style:style style:name="Table3.D" style:family="table-column">
      <style:table-column-properties style:column-width="4.845cm" style:rel-column-width="2747*"/>
    </style:style>
    <style:style style:name="Table3.A1" style:family="table-cell">
      <style:table-cell-properties fo:padding="0.097cm" fo:border-left="0.002cm solid #000000" fo:border-right="none" fo:border-top="0.002cm solid #000000" fo:border-bottom="0.002cm solid #000000"/>
    </style:style>
    <style:style style:name="Table3.D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D2" style:family="table-cell">
      <style:table-cell-properties fo:padding="0.097cm" fo:border-left="0.002cm solid #000000" fo:border-right="0.002cm solid #000000" fo:border-top="none" fo:border-bottom="0.002cm solid #000000"/>
    </style:style>
    <style:style style:name="Table4" style:family="table">
      <style:table-properties style:width="20.108cm" table:align="margins"/>
    </style:style>
    <style:style style:name="Table4.A" style:family="table-column">
      <style:table-column-properties style:column-width="4.022cm" style:rel-column-width="13106*"/>
    </style:style>
    <style:style style:name="Table4.B" style:family="table-column">
      <style:table-column-properties style:column-width="4.022cm" style:rel-column-width="13107*"/>
    </style:style>
    <style:style style:name="Table4.A1" style:family="table-cell">
      <style:table-cell-properties fo:padding="0.097cm" fo:border-left="0.002cm solid #000000" fo:border-right="none" fo:border-top="0.002cm solid #000000" fo:border-bottom="0.002cm solid #000000"/>
    </style:style>
    <style:style style:name="Table4.E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data-style-name="N99">
      <style:table-cell-properties fo:padding="0.097cm" fo:border-left="0.002cm solid #000000" fo:border-right="none" fo:border-top="none" fo:border-bottom="0.002cm solid #000000"/>
    </style:style>
    <style:style style:name="Table4.E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style:font-name="Comic Sans MS" fo:font-size="12pt" style:font-size-asian="12pt" style:font-size-complex="12pt"/>
    </style:style>
    <style:style style:name="P2" style:family="paragraph" style:parent-style-name="Standard">
      <style:text-properties style:font-name="Comic Sans MS" fo:font-size="12pt" style:text-underline-style="solid" style:text-underline-width="auto" style:text-underline-color="font-color" style:font-size-asian="12pt" style:font-size-complex="12pt"/>
    </style:style>
    <style:style style:name="P3" style:family="paragraph" style:parent-style-name="Standard">
      <style:paragraph-properties fo:text-align="center" style:justify-single-word="false"/>
      <style:text-properties style:font-name="Comic Sans MS" fo:font-size="14pt" style:font-size-asian="14pt" style:font-size-complex="14pt"/>
    </style:style>
    <style:style style:name="P4" style:family="paragraph" style:parent-style-name="Table_20_Contents">
      <style:text-properties style:font-name="Comic Sans MS" fo:font-size="12pt" style:font-size-asian="12pt" style:font-size-complex="12pt"/>
    </style:style>
    <style:style style:name="P5" style:family="paragraph" style:parent-style-name="Table_20_Contents">
      <style:text-properties style:font-name="Comic Sans MS" fo:font-size="12pt" style:font-size-asian="12pt" style:font-size-complex="12pt"/>
    </style:style>
    <style:style style:name="P6" style:family="paragraph" style:parent-style-name="Table_20_Contents">
      <style:text-properties style:font-name="Comic Sans MS"/>
    </style:style>
    <style:style style:name="P7" style:family="paragraph" style:parent-style-name="Standard">
      <style:text-properties style:font-name="Comic Sans MS" fo:font-size="12pt" style:font-size-asian="12pt" style:font-size-complex="12pt"/>
    </style:style>
    <style:style style:name="P8" style:family="paragraph" style:parent-style-name="Standard" style:list-style-name="L1">
      <style:text-properties style:font-name="Comic Sans MS" fo:font-size="12pt" style:font-size-asian="12pt" style:font-size-complex="12pt"/>
    </style:style>
    <style:style style:name="P9" style:family="paragraph" style:parent-style-name="Standard" style:list-style-name="L2">
      <style:text-properties style:font-name="Comic Sans MS" fo:font-size="12pt" style:font-size-asian="12pt" style:font-size-complex="12pt"/>
    </style:style>
    <style:style style:name="P10" style:family="paragraph" style:parent-style-name="Standard" style:list-style-name="L3">
      <style:text-properties style:font-name="Comic Sans MS" fo:font-size="12pt" style:font-size-asian="12pt" style:font-size-complex="12pt"/>
    </style:style>
    <style:style style:name="P11" style:family="paragraph" style:parent-style-name="Standard" style:list-style-name="L4">
      <style:text-properties style:font-name="Comic Sans MS" fo:font-size="12pt" style:font-size-asian="12pt" style:font-size-complex="12pt"/>
    </style:style>
    <style:style style:name="P12" style:family="paragraph" style:parent-style-name="Standard" style:list-style-name="L5">
      <style:text-properties style:font-name="Comic Sans MS" fo:font-size="12pt" style:font-size-asian="12pt" style:font-size-complex="12pt"/>
    </style:style>
    <style:style style:name="P13" style:family="paragraph" style:parent-style-name="Standard" style:list-style-name="L6">
      <style:text-properties style:font-name="Comic Sans MS" fo:font-size="12pt" style:font-size-asian="12pt" style:font-size-complex="12pt"/>
    </style:style>
    <style:style style:name="P14" style:family="paragraph" style:parent-style-name="Standard" style:list-style-name="L7">
      <style:text-properties style:font-name="Comic Sans MS" fo:font-size="12pt" style:font-size-asian="12pt" style:font-size-complex="12pt"/>
    </style:style>
    <style:style style:name="P15" style:family="paragraph" style:parent-style-name="Standard" style:list-style-name="L11">
      <style:text-properties style:font-name="Comic Sans MS" fo:font-size="12pt" style:font-size-asian="12pt" style:font-size-complex="12pt"/>
    </style:style>
    <style:style style:name="P16" style:family="paragraph" style:parent-style-name="Standard" style:list-style-name="L12">
      <style:text-properties style:font-name="Comic Sans MS" fo:font-size="12pt" style:font-size-asian="12pt" style:font-size-complex="12pt"/>
    </style:style>
    <style:style style:name="P17" style:family="paragraph" style:parent-style-name="Standard" style:list-style-name="L13">
      <style:text-properties style:font-name="Comic Sans MS" fo:font-size="12pt" style:font-size-asian="12pt" style:font-size-complex="12pt"/>
    </style:style>
    <style:style style:name="P18" style:family="paragraph" style:parent-style-name="Standard" style:list-style-name="L14">
      <style:text-properties style:font-name="Comic Sans MS" fo:font-size="12pt" style:font-size-asian="12pt" style:font-size-complex="12pt"/>
    </style:style>
    <style:style style:name="P19" style:family="paragraph" style:parent-style-name="Standard">
      <style:text-properties style:font-name="Comic Sans MS"/>
    </style:style>
    <style:style style:name="P20" style:family="paragraph" style:parent-style-name="Standard">
      <style:text-properties style:font-name="Comic Sans MS" fo:font-size="12pt" style:font-size-asian="12pt" style:font-size-complex="12pt"/>
    </style:style>
    <style:style style:name="P21" style:family="paragraph" style:parent-style-name="Standard" style:list-style-name="L8">
      <style:text-properties style:font-name="Comic Sans MS" fo:font-size="12pt" style:font-size-asian="12pt" style:font-size-complex="12pt"/>
    </style:style>
    <style:style style:name="P22" style:family="paragraph" style:parent-style-name="Standard" style:list-style-name="L9">
      <style:text-properties style:font-name="Comic Sans MS" fo:font-size="12pt" style:font-size-asian="12pt" style:font-size-complex="12pt"/>
    </style:style>
    <style:style style:name="P23" style:family="paragraph" style:parent-style-name="Standard" style:list-style-name="L10">
      <style:text-properties style:font-name="Comic Sans MS" fo:font-size="12pt" style:font-size-asian="12pt" style:font-size-complex="12pt"/>
    </style:style>
    <style:style style:name="P24" style:family="paragraph" style:parent-style-name="Standard">
      <style:paragraph-properties fo:text-align="center" style:justify-single-word="false"/>
      <style:text-properties style:font-name="Comic Sans MS"/>
    </style:style>
    <style:style style:name="P25" style:family="paragraph" style:parent-style-name="Standard" style:list-style-name="L15"/>
    <style:style style:name="T1" style:family="text">
      <style:text-properties style:font-name="Comic Sans MS" fo:font-size="12pt" style:font-size-asian="12pt" style:font-size-complex="12pt"/>
    </style:style>
    <style:style style:name="T2" style:family="text">
      <style:text-properties style:font-name="Comic Sans MS"/>
    </style:style>
    <style:style style:name="T3" style:family="text">
      <style:text-properties fo:font-size="14pt" style:font-size-asian="14pt" style:font-size-complex="14pt"/>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boolean-style style:name="N99">
      <number:boolean/>
    </number:boolean-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bookmark text:name="docs-internal-guid-f54ce1f6-7fff-31ec-1b81-98c371a18247"/>Assignment 1</text:p>
      <text:p text:style-name="P2">User Story:</text:p>
      <text:p text:style-name="P1">As a railway user, I should get an option to cancel the  tickets, so that user can cancel the ticket and get refund.</text:p>
      <text:p text:style-name="P1"/>
      <text:p text:style-name="P2">Acceptance Criteria:</text:p>
      <text:list xml:id="list6011549126765340957" text:style-name="L1">
        <text:list-item>
          <text:p text:style-name="P8">A new button with Label “Cancel Ticket” should be displayed for cancelling the ticket.</text:p>
        </text:list-item>
        <text:list-item>
          <text:p text:style-name="P8">Button should not be displayed for those tickets for which journey date is previous than current date.</text:p>
        </text:list-item>
        <text:list-item>
          <text:p text:style-name="P8">Refund amount should be calculated as follows:</text:p>
        </text:list-item>
      </text:list>
      <text:list xml:id="list5034383886950709723" text:style-name="L2">
        <text:list-item>
          <text:p text:style-name="P9">If user cancels the ticket 60 days prior to journey date.</text:p>
        </text:list-item>
      </text:list>
      <text:p text:style-name="P1"><text:tab/><text:tab/>Refund 70% of amount</text:p>
      <text:list xml:id="list366892848306805761" text:style-name="L3">
        <text:list-item>
          <text:p text:style-name="P10">If user cancels the ticket b/n 60-30 days prior to journey date</text:p>
        </text:list-item>
      </text:list>
      <text:p text:style-name="P1"><text:tab/><text:tab/>Refund 50% of amount.</text:p>
      <text:list xml:id="list4452894167547874020" text:style-name="L4">
        <text:list-item>
          <text:p text:style-name="P11">If user cancels the ticket between 30-10 days</text:p>
        </text:list-item>
      </text:list>
      <text:p text:style-name="P1"><text:tab/><text:tab/>Refund 35% of amount.</text:p>
      <text:list xml:id="list3630830805332745996" text:style-name="L5">
        <text:list-item>
          <text:p text:style-name="P12">If user cancels the ticket between 10-1 days</text:p>
        </text:list-item>
      </text:list>
      <text:p text:style-name="P1"><text:tab/><text:tab/>Refund 20% of amount.</text:p>
      <text:list xml:id="list8792194987213570053" text:style-name="L6">
        <text:list-item>
          <text:p text:style-name="P13">User should get an email for successful cancellation.</text:p>
        </text:list-item>
      </text:list>
      <text:p text:style-name="P1"/>
      <text:p text:style-name="P1"><text:bookmark text:name="docs-internal-guid-17c0e20f-7fff-992c-3bfe-96682f08f248"/>Question 1.) Groom the above user story and mention :</text:p>
      <text:list xml:id="list2492463287981280122" text:style-name="L7">
        <text:list-item>
          <text:p text:style-name="P14">Any clarification required in user story acceptance criteria.</text:p>
        </text:list-item>
        <text:list-item>
          <text:p text:style-name="P14">Any questions for the scope of the requirements.</text:p>
        </text:list-item>
      </text:list>
      <text:p text:style-name="P1"/>
      <text:p text:style-name="P1">Answer: </text:p>
      <text:list xml:id="list5660105831426945338" text:style-name="L8">
        <text:list-item>
          <text:p text:style-name="P21">Where to place the button on the page is not given.</text:p>
        </text:list-item>
        <text:list-item>
          <text:p text:style-name="P21">What if the user doesn't have an email id.</text:p>
        </text:list-item>
        <text:list-item>
          <text:p text:style-name="P21">The user has booked the ticket via offline mode is he eligible for cancellation via online mode.</text:p>
        </text:list-item>
        <text:list-item>
          <text:p text:style-name="P21">What is the format of email which is sent after the ticket is successfully canceled.</text:p>
        </text:list-item>
        <text:list-item>
          <text:p text:style-name="P21">What if the cancellation step fails.</text:p>
        </text:list-item>
        <text:list-item>
          <text:p text:style-name="P21">What is the formula to calculate the refund amount. </text:p>
        </text:list-item>
        <text:list-item>
          <text:p text:style-name="P21">Refunded amount is sent to the users bank account or the user can collect cash from the counter.</text:p>
        </text:list-item>
        <text:list-item>
          <text:p text:style-name="P21">What if the user doesn't have a bank account.</text:p>
        </text:list-item>
        <text:list-item>
          <text:p text:style-name="P21">What if the train is canceled then how to refund the money.</text:p>
        </text:list-item>
        <text:list-item>
          <text:p text:style-name="P21">Is there any option for partial cancellation.</text:p>
        </text:list-item>
        <text:list-item>
          <text:p text:style-name="P21">If partial cancellation is possible then is the refund criteria is same or what.</text:p>
        </text:list-item>
        <text:list-item>
          <text:p text:style-name="P21">What if after the successful cancellation of ticket the email is not sent then what to do.</text:p>
        </text:list-item>
      </text:list>
      <text:p text:style-name="P1"><text:s/><text:tab/></text:p>
      <text:p text:style-name="P1"/>
      <text:p text:style-name="P1"><text:bookmark text:name="docs-internal-guid-15cf93d3-7fff-1ad8-8253-34495091e129"/>Question 2.) Create all Test Coverage Scenarios for the above User Story.</text:p>
      <text:p text:style-name="P1"/>
      <text:p text:style-name="P1">Answer:</text:p>
      <text:p text:style-name="P1"><text:soft-page-break/>POSITIVE TEST COVERAGE</text:p>
      <text:list xml:id="list8097271317676693150" text:style-name="L9">
        <text:list-item>
          <text:p text:style-name="P22">The cancel button should be available for the valid dates only.</text:p>
        </text:list-item>
        <text:list-item>
          <text:p text:style-name="P22">The email is successfully sent to the user who has canceled the ticket.</text:p>
        </text:list-item>
        <text:list-item>
          <text:p text:style-name="P22">The refund amount is calculated properly and the result is precise.</text:p>
        </text:list-item>
      </text:list>
      <text:p text:style-name="P1"/>
      <text:p text:style-name="P1">NEGATIVE TEST COVERAGE</text:p>
      <text:list xml:id="list2807043520646427076" text:style-name="L10">
        <text:list-item>
          <text:p text:style-name="P23">The button is not present for the date which is previous than the current date and on the current date the button is not present.</text:p>
        </text:list-item>
        <text:list-item>
          <text:p text:style-name="P23">The email is not sent after successful cancellation of the ticket. </text:p>
        </text:list-item>
        <text:list-item>
          <text:p text:style-name="P23">The refund amount is not calculated properly and is not accurate.<text:line-break/></text:p>
        </text:list-item>
      </text:list>
      <text:p text:style-name="P1"><text:bookmark text:name="docs-internal-guid-4c92bf82-7fff-36b3-b7b7-eeeb21ddbfe3"/>Question 3.) Create Test Cases for the Refund Amount calculations for above user story: .</text:p>
      <text:list xml:id="list543629612499468052" text:style-name="L11">
        <text:list-item>
          <text:p text:style-name="P15">Refund amount should be calculated as follows:</text:p>
        </text:list-item>
        <text:list-item>
          <text:p text:style-name="P15">If user cancels the ticket 60 days prior to journey date.</text:p>
        </text:list-item>
      </text:list>
      <text:p text:style-name="P1">Refund 70% of amount</text:p>
      <text:list xml:id="list3580959702116314260" text:style-name="L12">
        <text:list-item>
          <text:p text:style-name="P16">If user cancels the ticket b/n 60-30 days prior to journey date</text:p>
        </text:list-item>
      </text:list>
      <text:p text:style-name="P1">Refund 50% of amount.</text:p>
      <text:list xml:id="list3292439511693407185" text:style-name="L13">
        <text:list-item>
          <text:p text:style-name="P17">If user cancels the ticket between 30-10 days</text:p>
        </text:list-item>
      </text:list>
      <text:p text:style-name="P1">Refund 35% of amount.</text:p>
      <text:list xml:id="list1626605833877280210" text:style-name="L14">
        <text:list-item>
          <text:p text:style-name="P18">If user cancels the ticket between 10-1 days</text:p>
        </text:list-item>
      </text:list>
      <text:p text:style-name="P1">Refund 20% of amount.</text:p>
      <text:p text:style-name="P1"/>
      <text:p text:style-name="P1">Answer:</text:p>
      <table:table table:name="Table1" table:style-name="Table1">
        <table:table-column table:style-name="Table1.A"/>
        <table:table-column table:style-name="Table1.B"/>
        <table:table-column table:style-name="Table1.C"/>
        <table:table-column table:style-name="Table1.D"/>
        <table:table-column table:style-name="Table1.C"/>
        <table:table-column table:style-name="Table1.D"/>
        <table:table-column table:style-name="Table1.G"/>
        <table:table-row>
          <table:table-cell table:style-name="Table1.A1" office:value-type="string">
            <text:p text:style-name="P4">Test Case Id</text:p>
          </table:table-cell>
          <table:table-cell table:style-name="Table1.A1" office:value-type="string">
            <text:p text:style-name="P4">Test Scenario</text:p>
          </table:table-cell>
          <table:table-cell table:style-name="Table1.A1" office:value-type="string">
            <text:p text:style-name="P4">Test Step</text:p>
          </table:table-cell>
          <table:table-cell table:style-name="Table1.A1" office:value-type="string">
            <text:p text:style-name="P4">Test Data</text:p>
          </table:table-cell>
          <table:table-cell table:style-name="Table1.A1" office:value-type="string">
            <text:p text:style-name="P4">Expected Result</text:p>
          </table:table-cell>
          <table:table-cell table:style-name="Table1.A1" office:value-type="string">
            <text:p text:style-name="P4">Actual Result</text:p>
          </table:table-cell>
          <table:table-cell table:style-name="Table1.G1" office:value-type="string">
            <text:p text:style-name="P4">Pass/Fail</text:p>
          </table:table-cell>
        </table:table-row>
        <table:table-row>
          <table:table-cell table:style-name="Table1.A2" office:value-type="string">
            <text:p text:style-name="P4">TC#1 (+ve)</text:p>
          </table:table-cell>
          <table:table-cell table:style-name="Table1.A2" office:value-type="string">
            <text:p text:style-name="P4">Checking for the visibility of cancel button for date which is not current date or previous than current date.</text:p>
          </table:table-cell>
          <table:table-cell table:style-name="Table1.A2" office:value-type="string">
            <text:p text:style-name="P4">1. Go to the web page for canceling the ticket.</text:p>
            <text:p text:style-name="P4">2.Login with valid credentials.</text:p>
          </table:table-cell>
          <table:table-cell table:style-name="Table1.A2" office:value-type="string">
            <text:p text:style-name="P4">Select the ticket which is to be canceled. <text:s/></text:p>
          </table:table-cell>
          <table:table-cell table:style-name="Table1.A2" office:value-type="string">
            <text:p text:style-name="P4">The cancel button must be visible on the page.</text:p>
          </table:table-cell>
          <table:table-cell table:style-name="Table1.A2" office:value-type="string">
            <text:p text:style-name="P4">As Expected.</text:p>
          </table:table-cell>
          <table:table-cell table:style-name="Table1.G2" office:value-type="string">
            <text:p text:style-name="P4">Pass</text:p>
          </table:table-cell>
        </table:table-row>
        <table:table-row>
          <table:table-cell table:style-name="Table1.A2" office:value-type="string">
            <text:p text:style-name="P4">TC#2</text:p>
            <text:p text:style-name="P4">(+ve)</text:p>
          </table:table-cell>
          <table:table-cell table:style-name="Table1.A2" office:value-type="string">
            <text:p text:style-name="P4">Checking for email which is sent after the successful cancellation of the ticket.</text:p>
          </table:table-cell>
          <table:table-cell table:style-name="Table1.A2" office:value-type="string">
            <text:p text:style-name="P4">1. Go to the web page for canceling the ticket.</text:p>
            <text:p text:style-name="P4">2. Login with valid credentials.</text:p>
            <text:p text:style-name="P4">3. Select the ticket which is to be <text:soft-page-break/>canceled.</text:p>
            <text:p text:style-name="P4">4. Calculate the number of days left for traveling.</text:p>
          </table:table-cell>
          <table:table-cell table:style-name="Table1.A2" office:value-type="string">
            <text:p text:style-name="P4">Every step worked properly and we get a success response after which email service is called or invoked.</text:p>
          </table:table-cell>
          <table:table-cell table:style-name="Table1.A2" office:value-type="string">
            <text:p text:style-name="P4">The mail must be sent to the user's registered mail id after successfully receiving the success response.</text:p>
          </table:table-cell>
          <table:table-cell table:style-name="Table1.A2" office:value-type="string">
            <text:p text:style-name="P4">As Expected</text:p>
          </table:table-cell>
          <table:table-cell table:style-name="Table1.G2" office:value-type="string">
            <text:p text:style-name="P4">Pass</text:p>
          </table:table-cell>
        </table:table-row>
        <table:table-row>
          <table:table-cell table:style-name="Table1.A2" office:value-type="string">
            <text:p text:style-name="P4">TC#3</text:p>
            <text:p text:style-name="P4">(+ve)</text:p>
          </table:table-cell>
          <table:table-cell table:style-name="Table1.A2" office:value-type="string">
            <text:p text:style-name="P4">Checking the cancel button which must not be shown for the current date.</text:p>
          </table:table-cell>
          <table:table-cell table:style-name="Table1.A2" office:value-type="string">
            <text:p text:style-name="P4">1. Go to the web page for canceling the ticket.</text:p>
            <text:p text:style-name="P4">2.Login with valid credentials</text:p>
          </table:table-cell>
          <table:table-cell table:style-name="Table1.A2" office:value-type="string">
            <text:p text:style-name="P4">Select the ticket which is to be canceled having the date as the current date. </text:p>
          </table:table-cell>
          <table:table-cell table:style-name="Table1.A2" office:value-type="string">
            <text:p text:style-name="P4">The cancel button must not be visible on the page.</text:p>
          </table:table-cell>
          <table:table-cell table:style-name="Table1.A2" office:value-type="string">
            <text:p text:style-name="P4">As Expected</text:p>
          </table:table-cell>
          <table:table-cell table:style-name="Table1.G2" office:value-type="string">
            <text:p text:style-name="P4">Pass</text:p>
          </table:table-cell>
        </table:table-row>
        <table:table-row>
          <table:table-cell table:style-name="Table1.A2" office:value-type="string">
            <text:p text:style-name="P4">TC#4</text:p>
            <text:p text:style-name="P4">(+ve)</text:p>
          </table:table-cell>
          <table:table-cell table:style-name="Table1.A2" office:value-type="string">
            <text:p text:style-name="P4">Checking the cancel button which must not be shown for the tickets whose journey date is previous than the current date.</text:p>
          </table:table-cell>
          <table:table-cell table:style-name="Table1.A2" office:value-type="string">
            <text:p text:style-name="P4">1. Go to the web page for canceling the ticket.</text:p>
            <text:p text:style-name="P4">2.Login with valid credentials</text:p>
          </table:table-cell>
          <table:table-cell table:style-name="Table1.A2" office:value-type="string">
            <text:p text:style-name="P4">Select the ticket which is to be canceled having the journey date <text:s/>previous than the current date. </text:p>
          </table:table-cell>
          <table:table-cell table:style-name="Table1.A2" office:value-type="string">
            <text:p text:style-name="P4">The cancel button must not be visible on the page.</text:p>
          </table:table-cell>
          <table:table-cell table:style-name="Table1.A2" office:value-type="string">
            <text:p text:style-name="P4">As Expected</text:p>
          </table:table-cell>
          <table:table-cell table:style-name="Table1.G2" office:value-type="string">
            <text:p text:style-name="P4">Pass</text:p>
          </table:table-cell>
        </table:table-row>
        <table:table-row>
          <table:table-cell table:style-name="Table1.A2" office:value-type="string">
            <text:p text:style-name="P4">TC#5 (-ve)</text:p>
          </table:table-cell>
          <table:table-cell table:style-name="Table1.A2" office:value-type="string">
            <text:p text:style-name="P4">Checking for the visibility of cancel button for date which is not current date or previous than current date.</text:p>
          </table:table-cell>
          <table:table-cell table:style-name="Table1.A2" office:value-type="string">
            <text:p text:style-name="P4">1. Go to the web page for canceling the ticket.</text:p>
            <text:p text:style-name="P4">2.Login with valid credentials.</text:p>
          </table:table-cell>
          <table:table-cell table:style-name="Table1.A2" office:value-type="string">
            <text:p text:style-name="P4">Select the ticket which is to be canceled. <text:s/></text:p>
          </table:table-cell>
          <table:table-cell table:style-name="Table1.A2" office:value-type="string">
            <text:p text:style-name="P4">The cancel button is not visible on the page.</text:p>
          </table:table-cell>
          <table:table-cell table:style-name="Table1.A2" office:value-type="string">
            <text:p text:style-name="P4">The button must be visible.</text:p>
          </table:table-cell>
          <table:table-cell table:style-name="Table1.G2" office:value-type="string">
            <text:p text:style-name="P4">Fail</text:p>
          </table:table-cell>
        </table:table-row>
        <table:table-row>
          <table:table-cell table:style-name="Table1.A2" office:value-type="string">
            <text:p text:style-name="P4">TC#6</text:p>
            <text:p text:style-name="P4">(-ve)</text:p>
          </table:table-cell>
          <table:table-cell table:style-name="Table1.A2" office:value-type="string">
            <text:p text:style-name="P4">Checking for email which is sent after the successful cancellation of the ticket.</text:p>
          </table:table-cell>
          <table:table-cell table:style-name="Table1.A2" office:value-type="string">
            <text:p text:style-name="P4">1. Go to the web page for canceling the ticket.</text:p>
            <text:p text:style-name="P4">2. Login with valid credentials.</text:p>
            <text:p text:style-name="P4">3. Select the ticket which is to be canceled.</text:p>
            <text:p text:style-name="P4">4. Calculate the number of days left <text:soft-page-break/>for traveling.</text:p>
          </table:table-cell>
          <table:table-cell table:style-name="Table1.A2" office:value-type="string">
            <text:p text:style-name="P4">Every step worked properly and we get a success response after which email service is called or invoked.</text:p>
          </table:table-cell>
          <table:table-cell table:style-name="Table1.A2" office:value-type="string">
            <text:p text:style-name="P4">The mail is not sent to the user's registered mail id after successfully receiving the success response.</text:p>
          </table:table-cell>
          <table:table-cell table:style-name="Table1.A2" office:value-type="string">
            <text:p text:style-name="P4">The mail must be sent to the user's registered id.</text:p>
          </table:table-cell>
          <table:table-cell table:style-name="Table1.G2" office:value-type="string">
            <text:p text:style-name="P4">Fail</text:p>
          </table:table-cell>
        </table:table-row>
        <table:table-row>
          <table:table-cell table:style-name="Table1.A2" office:value-type="string">
            <text:p text:style-name="P4">TC#7</text:p>
            <text:p text:style-name="P4">(+ve)</text:p>
          </table:table-cell>
          <table:table-cell table:style-name="Table1.A2" office:value-type="string">
            <text:p text:style-name="Standard"><text:span text:style-name="T1">Checking the refund amount i</text:span><text:span text:style-name="T2">f user cancels the ticket 60 days prior to journey date. </text:span></text:p>
          </table:table-cell>
          <table:table-cell table:style-name="Table1.A2" office:value-type="string">
            <text:p text:style-name="P4">1. Go to the web page for canceling the ticket.</text:p>
            <text:p text:style-name="P4">2. Login with valid credentials.</text:p>
            <text:p text:style-name="P4">3. Select the ticket which is to be canceled.</text:p>
            <text:p text:style-name="P4">4. Calculate the number of days left for traveling.</text:p>
          </table:table-cell>
          <table:table-cell table:style-name="Table1.A2" office:value-type="string">
            <text:p text:style-name="P4">The number of days left before the date of journey. </text:p>
          </table:table-cell>
          <table:table-cell table:style-name="Table1.A2" office:value-type="string">
            <text:p text:style-name="P19"><text:bookmark text:name="docs-internal-guid-6baf9f07-7fff-0d10-a554-67fdd64c148d"/>Refund 70% of amount </text:p>
          </table:table-cell>
          <table:table-cell table:style-name="Table1.A2" office:value-type="string">
            <text:p text:style-name="P4">As Expected</text:p>
          </table:table-cell>
          <table:table-cell table:style-name="Table1.G2" office:value-type="string">
            <text:p text:style-name="P4">Pass.</text:p>
          </table:table-cell>
        </table:table-row>
        <table:table-row>
          <table:table-cell table:style-name="Table1.A2" office:value-type="string">
            <text:p text:style-name="P4">TC#8</text:p>
            <text:p text:style-name="P4">(+ve)</text:p>
          </table:table-cell>
          <table:table-cell table:style-name="Table1.A2" office:value-type="string">
            <text:p text:style-name="P1">Checking the refund amount i<text:span text:style-name="T2">f user cancels the ticket between 60-30 days prior to journey date.</text:span></text:p>
          </table:table-cell>
          <table:table-cell table:style-name="Table1.A2" office:value-type="string">
            <text:p text:style-name="P4">1. Go to the web page for canceling the ticket.</text:p>
            <text:p text:style-name="P4">2. Login with valid credentials.</text:p>
            <text:p text:style-name="P4">3. Select the ticket which is to be canceled.</text:p>
            <text:p text:style-name="P4">4. Calculate the number of days left for traveling.</text:p>
          </table:table-cell>
          <table:table-cell table:style-name="Table1.A2" office:value-type="string">
            <text:p text:style-name="P4">The number of days left before the date of journey.</text:p>
          </table:table-cell>
          <table:table-cell table:style-name="Table1.A2" office:value-type="string">
            <text:p text:style-name="P4">Refund 50% of the amount.</text:p>
          </table:table-cell>
          <table:table-cell table:style-name="Table1.A2" office:value-type="string">
            <text:p text:style-name="P4">As Expected</text:p>
          </table:table-cell>
          <table:table-cell table:style-name="Table1.G2" office:value-type="string">
            <text:p text:style-name="P4">Pass</text:p>
          </table:table-cell>
        </table:table-row>
        <table:table-row>
          <table:table-cell table:style-name="Table1.A2" office:value-type="string">
            <text:p text:style-name="P4">TC#9</text:p>
            <text:p text:style-name="P4">(+ve)</text:p>
          </table:table-cell>
          <table:table-cell table:style-name="Table1.A2" office:value-type="string">
            <text:p text:style-name="P1">Checking the refund amount i<text:span text:style-name="T2">f user cancels the ticket between 30-10 days prior to journey date.</text:span></text:p>
          </table:table-cell>
          <table:table-cell table:style-name="Table1.A2" office:value-type="string">
            <text:p text:style-name="P4">1. Go to the web page for canceling the ticket.</text:p>
            <text:p text:style-name="P4">2. Login with valid credentials.</text:p>
            <text:p text:style-name="P4">3. Select the ticket which is to be canceled.</text:p>
            <text:p text:style-name="P4"><text:soft-page-break/>4. Calculate the number of days left for traveling.</text:p>
          </table:table-cell>
          <table:table-cell table:style-name="Table1.A2" office:value-type="string">
            <text:p text:style-name="P4">The number of days left before the date of journey.</text:p>
          </table:table-cell>
          <table:table-cell table:style-name="Table1.A2" office:value-type="string">
            <text:p text:style-name="P4">Refund 35% of the amount.</text:p>
          </table:table-cell>
          <table:table-cell table:style-name="Table1.A2" office:value-type="string">
            <text:p text:style-name="P4">As Expected</text:p>
          </table:table-cell>
          <table:table-cell table:style-name="Table1.G2" office:value-type="string">
            <text:p text:style-name="P4">Pass</text:p>
          </table:table-cell>
        </table:table-row>
        <table:table-row>
          <table:table-cell table:style-name="Table1.A2" office:value-type="string">
            <text:p text:style-name="P4">TC#10</text:p>
            <text:p text:style-name="P4">(+ve)</text:p>
          </table:table-cell>
          <table:table-cell table:style-name="Table1.A2" office:value-type="string">
            <text:p text:style-name="P1">Checking the refund amount i<text:span text:style-name="T2">f user cancels the ticket between 10-1 days prior to journey date.</text:span></text:p>
          </table:table-cell>
          <table:table-cell table:style-name="Table1.A2" office:value-type="string">
            <text:p text:style-name="P4">1. Go to the web page for canceling the ticket.</text:p>
            <text:p text:style-name="P4">2. Login with valid credentials.</text:p>
            <text:p text:style-name="P4">3. Select the ticket which is to be canceled.</text:p>
            <text:p text:style-name="P4">4. Calculate the number of days left for traveling.</text:p>
          </table:table-cell>
          <table:table-cell table:style-name="Table1.A2" office:value-type="string">
            <text:p text:style-name="P4">The number of days left before the date of journey.</text:p>
          </table:table-cell>
          <table:table-cell table:style-name="Table1.A2" office:value-type="string">
            <text:p text:style-name="P4">Refund 20% of the amount.</text:p>
          </table:table-cell>
          <table:table-cell table:style-name="Table1.A2" office:value-type="string">
            <text:p text:style-name="P4">As Expected</text:p>
          </table:table-cell>
          <table:table-cell table:style-name="Table1.G2" office:value-type="string">
            <text:p text:style-name="P4">Pass</text:p>
          </table:table-cell>
        </table:table-row>
        <table:table-row>
          <table:table-cell table:style-name="Table1.A2" office:value-type="string">
            <text:p text:style-name="P4">TC#11</text:p>
            <text:p text:style-name="P4">(-ve)</text:p>
          </table:table-cell>
          <table:table-cell table:style-name="Table1.A2" office:value-type="string">
            <text:p text:style-name="P1">Checking the refund amount i<text:span text:style-name="T2">f user cancels the ticket between 10-1 days prior to journey date.</text:span></text:p>
          </table:table-cell>
          <table:table-cell table:style-name="Table1.A2" office:value-type="string">
            <text:p text:style-name="P4">1. Go to the web page for canceling the ticket.</text:p>
            <text:p text:style-name="P4">2. Login with valid credentials.</text:p>
            <text:p text:style-name="P4">3. Select the ticket which is to be canceled.</text:p>
            <text:p text:style-name="P4">4. Calculate the number of days left for traveling.</text:p>
          </table:table-cell>
          <table:table-cell table:style-name="Table1.A2" office:value-type="string">
            <text:p text:style-name="P4">The number of days left before the date of journey.</text:p>
          </table:table-cell>
          <table:table-cell table:style-name="Table1.A2" office:value-type="string">
            <text:p text:style-name="P4">Refund 25% of the amount.</text:p>
          </table:table-cell>
          <table:table-cell table:style-name="Table1.A2" office:value-type="string">
            <text:p text:style-name="P4">Refund amount must be 20%. </text:p>
          </table:table-cell>
          <table:table-cell table:style-name="Table1.G2" office:value-type="string">
            <text:p text:style-name="P4">Fail.</text:p>
          </table:table-cell>
        </table:table-row>
      </table:table>
      <text:p text:style-name="P1"/>
      <text:p text:style-name="Standard"><text:span text:style-name="T1"><text:line-break/></text:span><text:bookmark text:name="docs-internal-guid-74cba981-7fff-8b65-d133-c8fe6c830864"/><text:span text:style-name="T2">Question 4.)  For our use case:</text:span></text:p>
      <text:list xml:id="list6366395070768967104" text:style-name="L15">
        <text:list-item>
          <text:p text:style-name="P25"><text:span text:style-name="T2">Use boundary Value analysis technique and provide the set of data which you will take for testing.</text:span></text:p>
        </text:list-item>
        <text:list-item>
          <text:p text:style-name="P25"><text:span text:style-name="T2">Use equivalence partitioning technique and create test data which you will use for testing.</text:span><text:line-break/></text:p>
        </text:list-item>
      </text:list>
      <text:p text:style-name="P19">Answer: 4.) 2.</text:p>
      <table:table table:name="Table2" table:style-name="Table2">
        <table:table-column table:style-name="Table2.A"/>
        <table:table-column table:style-name="Table2.B"/>
        <table:table-column table:style-name="Table2.C"/>
        <text:soft-page-break/>
        <table:table-row>
          <table:table-cell table:style-name="Table2.A1" office:value-type="string">
            <text:p text:style-name="P6">Equivalence Partitioning ID </text:p>
          </table:table-cell>
          <table:table-cell table:style-name="Table2.A1" office:value-type="string">
            <text:p text:style-name="P6">Test Data</text:p>
          </table:table-cell>
          <table:table-cell table:style-name="Table2.C1" office:value-type="string">
            <text:p text:style-name="P6">Expected Result</text:p>
          </table:table-cell>
        </table:table-row>
        <table:table-row>
          <table:table-cell table:style-name="Table2.A2" office:value-type="string">
            <text:p text:style-name="P6">EP#1 (Invalid)</text:p>
          </table:table-cell>
          <table:table-cell table:style-name="Table2.A2" office:value-type="string">
            <text:p text:style-name="P6">Current date or previous than the current journey date</text:p>
          </table:table-cell>
          <table:table-cell table:style-name="Table2.C2" office:value-type="string">
            <text:p text:style-name="P6">The cancel button must not be visible on the page.</text:p>
          </table:table-cell>
        </table:table-row>
        <table:table-row>
          <table:table-cell table:style-name="Table2.A2" office:value-type="string">
            <text:p text:style-name="P6">EP#2 (Valid)</text:p>
          </table:table-cell>
          <table:table-cell table:style-name="Table2.A2" office:value-type="string">
            <text:p text:style-name="P6">The journey date is more than or equal to 60.</text:p>
          </table:table-cell>
          <table:table-cell table:style-name="Table2.C2" office:value-type="string">
            <text:p text:style-name="P6">Refund 70% of the amount.</text:p>
          </table:table-cell>
        </table:table-row>
        <table:table-row>
          <table:table-cell table:style-name="Table2.A2" office:value-type="string">
            <text:p text:style-name="P6">EP#3 (Valid)</text:p>
          </table:table-cell>
          <table:table-cell table:style-name="Table2.A2" office:value-type="string">
            <text:p text:style-name="P6">The journey date is less than 60 and is more than equal to 30 days.</text:p>
          </table:table-cell>
          <table:table-cell table:style-name="Table2.C2" office:value-type="string">
            <text:p text:style-name="P6">Refund 50% of the amount.</text:p>
          </table:table-cell>
        </table:table-row>
        <table:table-row>
          <table:table-cell table:style-name="Table2.A2" office:value-type="string">
            <text:p text:style-name="P6">EP#4 (Valid)</text:p>
          </table:table-cell>
          <table:table-cell table:style-name="Table2.A2" office:value-type="string">
            <text:p text:style-name="P6">The journey date is less than 30 and is more than equal to 10 days.</text:p>
          </table:table-cell>
          <table:table-cell table:style-name="Table2.C2" office:value-type="string">
            <text:p text:style-name="P6">Refund 35% of the amount.</text:p>
          </table:table-cell>
        </table:table-row>
        <table:table-row>
          <table:table-cell table:style-name="Table2.A2" office:value-type="string">
            <text:p text:style-name="P6">EP#5 (Valid)</text:p>
          </table:table-cell>
          <table:table-cell table:style-name="Table2.A2" office:value-type="string">
            <text:p text:style-name="P6">The journey date is less than 10 and is more than equal to 1 day.</text:p>
          </table:table-cell>
          <table:table-cell table:style-name="Table2.C2" office:value-type="string">
            <text:p text:style-name="P6">Refund 20% of the amount.</text:p>
          </table:table-cell>
        </table:table-row>
      </table:table>
      <text:p text:style-name="P19"/>
      <text:p text:style-name="P19"/>
      <text:p text:style-name="P19">Answer: 4.) 1.</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6">Boundary Value Analysis ID </text:p>
          </table:table-cell>
          <table:table-cell table:style-name="Table3.A1" office:value-type="string">
            <text:p text:style-name="P6">Test Scenario</text:p>
          </table:table-cell>
          <table:table-cell table:style-name="Table3.A1" office:value-type="string">
            <text:p text:style-name="P6">Test Data</text:p>
          </table:table-cell>
          <table:table-cell table:style-name="Table3.D1" office:value-type="string">
            <text:p text:style-name="P6">Expected Result</text:p>
          </table:table-cell>
        </table:table-row>
        <table:table-row>
          <table:table-cell table:style-name="Table3.A2" table:number-rows-spanned="2" office:value-type="string">
            <text:p text:style-name="P6">BVA#1 (+ve)</text:p>
          </table:table-cell>
          <table:table-cell table:style-name="Table3.A2" table:number-rows-spanned="2" office:value-type="string">
            <text:p text:style-name="P6">The journey date is more than or equal to 60.</text:p>
          </table:table-cell>
          <table:table-cell table:style-name="Table3.A2" office:value-type="string">
            <text:p text:style-name="P6">The journey date is equal to exactly 60 days. </text:p>
          </table:table-cell>
          <table:table-cell table:style-name="Table3.D2" table:number-rows-spanned="2" office:value-type="string">
            <text:p text:style-name="P6">Refund 70% of the amount.</text:p>
          </table:table-cell>
        </table:table-row>
        <table:table-row>
          <table:covered-table-cell/>
          <table:covered-table-cell/>
          <table:table-cell table:style-name="Table3.A2" office:value-type="string">
            <text:p text:style-name="P6">The journey date is more than 60 days but not 60.</text:p>
          </table:table-cell>
          <table:covered-table-cell/>
        </table:table-row>
        <table:table-row>
          <table:table-cell table:style-name="Table3.A2" table:number-rows-spanned="2" office:value-type="string">
            <text:p text:style-name="P6">BVA#2 (+ve)</text:p>
          </table:table-cell>
          <table:table-cell table:style-name="Table3.A2" table:number-rows-spanned="2" office:value-type="string">
            <text:p text:style-name="P6">The journey date is less than 60 and is more than equal to 30 days.</text:p>
          </table:table-cell>
          <table:table-cell table:style-name="Table3.A2" office:value-type="string">
            <text:p text:style-name="P6">The journey date is <text:s/>exactly 30 days.</text:p>
          </table:table-cell>
          <table:table-cell table:style-name="Table3.D2" table:number-rows-spanned="2" office:value-type="string">
            <text:p text:style-name="P6">Refund 50% of the amount.</text:p>
          </table:table-cell>
        </table:table-row>
        <table:table-row>
          <table:covered-table-cell/>
          <table:covered-table-cell/>
          <table:table-cell table:style-name="Table3.A2" office:value-type="string">
            <text:p text:style-name="P6">The journey date is less than 60 days and more than 30 days but not 30 and 60.</text:p>
          </table:table-cell>
          <table:covered-table-cell/>
        </table:table-row>
        <table:table-row>
          <table:table-cell table:style-name="Table3.A2" table:number-rows-spanned="2" office:value-type="string">
            <text:p text:style-name="P6">BVA#3 (+ve)</text:p>
          </table:table-cell>
          <table:table-cell table:style-name="Table3.A2" table:number-rows-spanned="2" office:value-type="string">
            <text:p text:style-name="P6">The journey date is less than 30 and is more than equal to 10 days.</text:p>
          </table:table-cell>
          <table:table-cell table:style-name="Table3.A2" office:value-type="string">
            <text:p text:style-name="P6">The journey date is more than 30 and less than 10 but not 30 and 10.</text:p>
          </table:table-cell>
          <table:table-cell table:style-name="Table3.D2" table:number-rows-spanned="2" office:value-type="string">
            <text:p text:style-name="P6">Refund 35% of the amount.</text:p>
          </table:table-cell>
        </table:table-row>
        <table:table-row>
          <table:covered-table-cell/>
          <table:covered-table-cell/>
          <table:table-cell table:style-name="Table3.A2" office:value-type="string">
            <text:p text:style-name="P6">The journey date is exactly equal to 10.</text:p>
          </table:table-cell>
          <table:covered-table-cell/>
        </table:table-row>
        <table:table-row>
          <table:table-cell table:style-name="Table3.A2" table:number-rows-spanned="2" office:value-type="string">
            <text:p text:style-name="P6">BVA#4 (+ve)</text:p>
          </table:table-cell>
          <table:table-cell table:style-name="Table3.A2" table:number-rows-spanned="2" office:value-type="string">
            <text:p text:style-name="P6">The journey date is less than 10 and more than equal to 1 day.</text:p>
          </table:table-cell>
          <table:table-cell table:style-name="Table3.A2" office:value-type="string">
            <text:p text:style-name="P6">The journey date is more than 1 and less than 10 but not 1 and 10.</text:p>
          </table:table-cell>
          <table:table-cell table:style-name="Table3.D2" table:number-rows-spanned="2" office:value-type="string">
            <text:p text:style-name="P6">Refund 20% of the amount.</text:p>
          </table:table-cell>
        </table:table-row>
        <table:table-row>
          <table:covered-table-cell/>
          <table:covered-table-cell/>
          <table:table-cell table:style-name="Table3.A2" office:value-type="string">
            <text:p text:style-name="P6">The journey date is <text:s/>exactly equal to 1.</text:p>
          </table:table-cell>
          <table:covered-table-cell/>
        </table:table-row>
        <table:table-row>
          <table:table-cell table:style-name="Table3.A2" table:number-rows-spanned="2" office:value-type="string">
            <text:p text:style-name="P6">BVA#5 (-ve)</text:p>
          </table:table-cell>
          <table:table-cell table:style-name="Table3.A2" table:number-rows-spanned="2" office:value-type="string">
            <text:p text:style-name="P6">The journey date is current or previous than the current journey date.</text:p>
          </table:table-cell>
          <table:table-cell table:style-name="Table3.A2" office:value-type="string">
            <text:p text:style-name="P6">The journey date is the current date</text:p>
          </table:table-cell>
          <table:table-cell table:style-name="Table3.D2" table:number-rows-spanned="2" office:value-type="string">
            <text:p text:style-name="P6">The cancel button must not be visible on the page in this scenario.</text:p>
          </table:table-cell>
        </table:table-row>
        <table:table-row>
          <table:covered-table-cell/>
          <table:covered-table-cell/>
          <table:table-cell table:style-name="Table3.A2" office:value-type="string">
            <text:p text:style-name="P6">The journey date is previous than the current date of journey.</text:p>
          </table:table-cell>
          <table:covered-table-cell/>
        </table:table-row>
      </table:table>
      <text:p text:style-name="P19"/>
      <text:p text:style-name="P19"/>
      <text:p text:style-name="P24"><text:bookmark text:name="docs-internal-guid-70e3881a-7fff-e3f3-1f12-083e59975c61"/><text:span text:style-name="T3">Assignment 2</text:span> </text:p>
      <text:p text:style-name="P19"/>
      <text:p text:style-name="P19">Create a decision Table for the following scenario :-</text:p>
      <text:p text:style-name="P19">Company ABC sells goods to wholesale and retail outlets. The company encourages both wholesale and retail customers to pay cash on delivery by offering a two percent discount for this method of payment. Wholesale customers receive an additional two percent discount on all orders. Another two percent discount is given on orders of 50 or more units to both types of customers. Each column represents a certain type of order.</text:p>
      <text:p text:style-name="Standard"><text:line-break/><text:span text:style-name="T2">Answer:</text:span></text:p>
      <text:p text:style-name="Standard"><text:span text:style-name="T2">We have following information:</text:span></text:p>
      <text:p text:style-name="Standard"><text:span text:style-name="T2">Two type of Customer: wholesaler and retailer.</text:span></text:p>
      <text:p text:style-name="Standard"><text:span text:style-name="T2">2% discount to those who pay cash on delivery.</text:span></text:p>
      <text:p text:style-name="Standard"><text:span text:style-name="T2">Additional 2% discount for the wholesaler.</text:span></text:p>
      <text:p text:style-name="Standard"><text:span text:style-name="T2">2% of discount who buy more than 50 units.</text:span></text:p>
      <text:p text:style-name="Standard"><text:span text:style-name="T2"/></text:p>
      <text:p text:style-name="Standard"><text:span text:style-name="T2"/></text:p>
      <table:table table:name="Table4" table:style-name="Table4">
        <table:table-column table:style-name="Table4.A"/>
        <table:table-column table:style-name="Table4.B"/>
        <table:table-column table:style-name="Table4.A"/>
        <table:table-column table:style-name="Table4.B"/>
        <table:table-column table:style-name="Table4.A"/>
        <table:table-row>
          <table:table-cell table:style-name="Table4.A1" office:value-type="string">
            <text:p text:style-name="P6">Customer Type</text:p>
          </table:table-cell>
          <table:table-cell table:style-name="Table4.A1" office:value-type="string">
            <text:p text:style-name="P6">Additional Discount</text:p>
          </table:table-cell>
          <table:table-cell table:style-name="Table4.A1" office:value-type="string">
            <text:p text:style-name="P19">Cash on Delivery</text:p>
          </table:table-cell>
          <table:table-cell table:style-name="Table4.A1" office:value-type="string">
            <text:p text:style-name="P6">Number of unit &gt; 50 or not</text:p>
          </table:table-cell>
          <table:table-cell table:style-name="Table4.E1" office:value-type="string">
            <text:p text:style-name="P6">Expected Result</text:p>
          </table:table-cell>
        </table:table-row>
        <table:table-row>
          <table:table-cell table:style-name="Table4.A2" office:value-type="string">
            <text:p text:style-name="P6">Wholesaler</text:p>
          </table:table-cell>
          <table:table-cell table:style-name="Table4.B2" office:value-type="boolean" office:boolean-value="true">
            <text:p text:style-name="P6">TRUE</text:p>
          </table:table-cell>
          <table:table-cell table:style-name="Table4.A2" office:value-type="string">
            <text:p text:style-name="P6">YES</text:p>
          </table:table-cell>
          <table:table-cell table:style-name="Table4.A2" office:value-type="string">
            <text:p text:style-name="P6">YES</text:p>
          </table:table-cell>
          <table:table-cell table:style-name="Table4.E2" office:value-type="string">
            <text:p text:style-name="P6">6% Discount</text:p>
          </table:table-cell>
        </table:table-row>
        <table:table-row>
          <table:table-cell table:style-name="Table4.A2" office:value-type="string">
            <text:p text:style-name="P6">Wholesaler</text:p>
          </table:table-cell>
          <table:table-cell table:style-name="Table4.B2" office:value-type="boolean" office:boolean-value="true">
            <text:p text:style-name="P6">TRUE</text:p>
          </table:table-cell>
          <table:table-cell table:style-name="Table4.A2" office:value-type="string">
            <text:p text:style-name="P6">YES</text:p>
          </table:table-cell>
          <table:table-cell table:style-name="Table4.A2" office:value-type="string">
            <text:p text:style-name="P6">NO</text:p>
          </table:table-cell>
          <table:table-cell table:style-name="Table4.E2" office:value-type="string">
            <text:p text:style-name="P6">4% Discount</text:p>
          </table:table-cell>
        </table:table-row>
        <table:table-row>
          <table:table-cell table:style-name="Table4.A2" office:value-type="string">
            <text:p text:style-name="P6">Wholesaler</text:p>
          </table:table-cell>
          <table:table-cell table:style-name="Table4.B2" office:value-type="boolean" office:boolean-value="true">
            <text:p text:style-name="P6">TRUE</text:p>
          </table:table-cell>
          <table:table-cell table:style-name="Table4.A2" office:value-type="string">
            <text:p text:style-name="P6">NO</text:p>
          </table:table-cell>
          <table:table-cell table:style-name="Table4.A2" office:value-type="string">
            <text:p text:style-name="P6">YES</text:p>
          </table:table-cell>
          <table:table-cell table:style-name="Table4.E2" office:value-type="string">
            <text:p text:style-name="P6">4% Discount</text:p>
          </table:table-cell>
        </table:table-row>
        <table:table-row>
          <table:table-cell table:style-name="Table4.A2" office:value-type="string">
            <text:p text:style-name="P6">Wholesaler</text:p>
          </table:table-cell>
          <table:table-cell table:style-name="Table4.B2" office:value-type="boolean" office:boolean-value="true">
            <text:p text:style-name="P6">TRUE</text:p>
          </table:table-cell>
          <table:table-cell table:style-name="Table4.A2" office:value-type="string">
            <text:p text:style-name="P6">NO</text:p>
          </table:table-cell>
          <table:table-cell table:style-name="Table4.A2" office:value-type="string">
            <text:p text:style-name="P6">NO</text:p>
          </table:table-cell>
          <table:table-cell table:style-name="Table4.E2" office:value-type="string">
            <text:p text:style-name="P6">2% Discount</text:p>
          </table:table-cell>
        </table:table-row>
        <table:table-row>
          <table:table-cell table:style-name="Table4.A2" office:value-type="string">
            <text:p text:style-name="P6">Retailer</text:p>
          </table:table-cell>
          <table:table-cell table:style-name="Table4.B2" office:value-type="boolean" office:boolean-value="false">
            <text:p text:style-name="P6">FALSE</text:p>
          </table:table-cell>
          <table:table-cell table:style-name="Table4.A2" office:value-type="string">
            <text:p text:style-name="P6">YES</text:p>
          </table:table-cell>
          <table:table-cell table:style-name="Table4.A2" office:value-type="string">
            <text:p text:style-name="P6">YES</text:p>
          </table:table-cell>
          <table:table-cell table:style-name="Table4.E2" office:value-type="string">
            <text:p text:style-name="P6">4% Discount</text:p>
          </table:table-cell>
        </table:table-row>
        <table:table-row>
          <table:table-cell table:style-name="Table4.A2" office:value-type="string">
            <text:p text:style-name="P6">Retailer</text:p>
          </table:table-cell>
          <table:table-cell table:style-name="Table4.B2" office:value-type="boolean" office:boolean-value="false">
            <text:p text:style-name="P6">FALSE</text:p>
          </table:table-cell>
          <table:table-cell table:style-name="Table4.A2" office:value-type="string">
            <text:p text:style-name="P6">YES</text:p>
          </table:table-cell>
          <table:table-cell table:style-name="Table4.A2" office:value-type="string">
            <text:p text:style-name="P6">NO</text:p>
          </table:table-cell>
          <table:table-cell table:style-name="Table4.E2" office:value-type="string">
            <text:p text:style-name="P6">2% Discount</text:p>
          </table:table-cell>
        </table:table-row>
        <table:table-row>
          <table:table-cell table:style-name="Table4.A2" office:value-type="string">
            <text:p text:style-name="P6">Retailer</text:p>
          </table:table-cell>
          <table:table-cell table:style-name="Table4.B2" office:value-type="boolean" office:boolean-value="false">
            <text:p text:style-name="P6">FALSE</text:p>
          </table:table-cell>
          <table:table-cell table:style-name="Table4.A2" office:value-type="string">
            <text:p text:style-name="P6">NO </text:p>
          </table:table-cell>
          <table:table-cell table:style-name="Table4.A2" office:value-type="string">
            <text:p text:style-name="P6">YES</text:p>
          </table:table-cell>
          <table:table-cell table:style-name="Table4.E2" office:value-type="string">
            <text:p text:style-name="P6">2% Discount</text:p>
          </table:table-cell>
        </table:table-row>
        <table:table-row>
          <table:table-cell table:style-name="Table4.A2" office:value-type="string">
            <text:p text:style-name="P6">Retailer</text:p>
          </table:table-cell>
          <table:table-cell table:style-name="Table4.B2" office:value-type="boolean" office:boolean-value="false">
            <text:p text:style-name="P6">FALSE</text:p>
          </table:table-cell>
          <table:table-cell table:style-name="Table4.A2" office:value-type="string">
            <text:p text:style-name="P6">NO</text:p>
          </table:table-cell>
          <table:table-cell table:style-name="Table4.A2" office:value-type="string">
            <text:p text:style-name="P6">NO</text:p>
          </table:table-cell>
          <table:table-cell table:style-name="Table4.E2" office:value-type="string">
            <text:p text:style-name="P6">No Discount</text:p>
          </table:table-cell>
        </table:table-row>
      </table:table>
      <text:p text:style-name="Standard"><text:span text:style-name="T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style:font-face style:name="Mangal1" svg:font-family="Mangal"/>
    <style:font-face style:name="OpenSymbol" svg:font-family="OpenSymbol"/>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0.979cm" fo:margin-bottom="0.926cm" fo:margin-left="0.767cm" fo:margin-right="0.714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10-15T16:05:32.63</meta:creation-date>
    <dc:date>2018-10-15T22:59:42.40</dc:date>
    <meta:editing-duration>PT4H30M53S</meta:editing-duration>
    <meta:editing-cycles>18</meta:editing-cycles>
    <meta:generator>OpenOffice/4.1.5$Win32 OpenOffice.org_project/415m1$Build-9789</meta:generator>
    <meta:document-statistic meta:table-count="4" meta:image-count="0" meta:object-count="0" meta:page-count="7" meta:paragraph-count="278" meta:word-count="1856" meta:character-count="9956"/>
  </office:meta>
</office:document-meta>
</file>